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1920" calcext:value-type="float">
            <text:p>192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1:35:34.861726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09-23T11:54:59.701741241</dc:date>
    <meta:editing-duration>PT1H12M</meta:editing-duration>
    <meta:editing-cycles>25</meta:editing-cycles>
    <meta:document-statistic meta:table-count="1" meta:cell-count="1095" meta:object-count="0"/>
  </office:meta>
</office:document-meta>
</file>